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officeooo:paragraph-rsid="000132f5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P24" style:family="paragraph" style:parent-style-name="Text_20_body" style:list-style-name="L4">
      <style:paragraph-properties fo:margin-top="0cm" fo:margin-bottom="0cm" loext:contextual-spacing="false"/>
    </style:style>
    <style:style style:name="P25" style:family="paragraph" style:parent-style-name="Text_20_body" style:list-style-name="L5">
      <style:paragraph-properties fo:margin-top="0cm" fo:margin-bottom="0cm" loext:contextual-spacing="false"/>
    </style:style>
    <style:style style:name="P26" style:family="paragraph" style:parent-style-name="Text_20_body" style:list-style-name="L5">
      <style:paragraph-properties fo:margin-top="0cm" fo:margin-bottom="0cm" loext:contextual-spacing="false"/>
      <style:text-properties officeooo:paragraph-rsid="0000c359"/>
    </style:style>
    <style:style style:name="P27" style:family="paragraph" style:parent-style-name="Text_20_body" style:list-style-name="L6">
      <style:paragraph-properties fo:margin-top="0cm" fo:margin-bottom="0cm" loext:contextual-spacing="false"/>
    </style:style>
    <style:style style:name="P28" style:family="paragraph" style:parent-style-name="Text_20_body" style:list-style-name="L7">
      <style:paragraph-properties fo:margin-top="0cm" fo:margin-bottom="0cm" loext:contextual-spacing="false"/>
    </style:style>
    <style:style style:name="P29" style:family="paragraph" style:parent-style-name="Text_20_body" style:list-style-name="L8">
      <style:paragraph-properties fo:margin-top="0cm" fo:margin-bottom="0cm" loext:contextual-spacing="false"/>
    </style:style>
    <style:style style:name="P30" style:family="paragraph" style:parent-style-name="Text_20_body" style:list-style-name="L9">
      <style:paragraph-properties fo:margin-top="0cm" fo:margin-bottom="0cm" loext:contextual-spacing="false"/>
    </style:style>
    <style:style style:name="P31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officeooo:rsid="0000c359"/>
    </style:style>
    <style:style style:name="T2" style:family="text">
      <style:text-properties officeooo:rsid="000132f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" xlink:href="../../../MarionChapuis/memo/edit/master/Reseau_systeme_dns.md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method="post" form:control-implementation="ooo:com.sun.star.form.component.Form" office:target-frame="" xlink:href="../../../MarionChapuis/memo/delete/master/Reseau_systeme_dns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éseau et Système</text:h>
      <text:h text:style-name="Heading_20_2" text:outline-level="2"><text:bookmark text:name="user-content-dns-et-registrar"/>DNS et Registrar</text:h>
      <text:list xml:id="list3292145445" text:style-name="L6">
        <text:list-item>
          <text:p text:style-name="P27"><text:span text:style-name="Strong_20_Emphasis">DNS : Domain Name System</text:span> </text:p>
        </text:list-item>
        <text:list-item>
          <text:p text:style-name="P27">Le DNS se charge de <text:span text:style-name="Strong_20_Emphasis">convertir une adresse IP</text:span> (173.194.39.78) en un nom lisible : <text:a xlink:type="simple" xlink:href="http://www.google.com/" text:style-name="Internet_20_link" text:visited-style-name="Visited_20_Internet_20_Link">www.google.com</text:a> </text:p>
        </text:list-item>
        <text:list-item>
          <text:p text:style-name="P9">Les DNS se finissent pas un "." à la fin même si ce dernier n'apparaît pas sur le navigateur </text:p>
        </text:list-item>
      </text:list>
      <text:p text:style-name="Text_20_body">Description : Les parties sont séparées par un point</text:p>
      <text:list xml:id="list1452007075" text:style-name="L7">
        <text:list-item>
          <text:p text:style-name="P10">Extension : TLD (Top Level Domain)</text:p>
          <text:list>
            <text:list-item>
              <text:p text:style-name="P28">TLD nationaux (fr, it, de...) </text:p>
            </text:list-item>
            <text:list-item>
              <text:p text:style-name="P28">TLD génériques (com, org, net...) </text:p>
            </text:list-item>
          </text:list>
        </text:list-item>
        <text:list-item>
          <text:p text:style-name="P10">Sous-domaine : google.fr est un sous-domaine de "fr."</text:p>
        </text:list-item>
        <text:list-item>
          <text:p text:style-name="P10">www : nom de la machine dans le domaine</text:p>
        </text:list-item>
        <text:list-item>
          <text:p text:style-name="P10"><text:span text:style-name="Strong_20_Emphasis">Registrar</text:span> : bureau d'enregistrement gérant la réservation des noms de domaine (ex : Gandi, OVH...)</text:p>
        </text:list-item>
      </text:list>
      <text:h text:style-name="Heading_20_2" text:outline-level="2"><text:bookmark text:name="user-content-configuration--pointer-vers-ladresse-ip-du-serveur"/>Configuration : pointer vers l'adresse IP du serveur</text:h>
      <text:list xml:id="list1060401553" text:style-name="L8">
        <text:list-item>
          <text:p text:style-name="P29">Enregistrement DNS : Ajouter </text:p>
        </text:list-item>
        <text:list-item>
          <text:p text:style-name="P29">Choisir "A" comme type d'enregistrement (A renvoie une adresse IPv4 pour un nom de host donné) </text:p>
        </text:list-item>
        <text:list-item>
          <text:p text:style-name="P29">Mettre un nom, par exemple : www (le site sera accessible depuis <text:a xlink:type="simple" xlink:href="http://www.coffee-break.com/" text:style-name="Internet_20_link" text:visited-style-name="Visited_20_Internet_20_Link">www.coffee-break.com</text:a>) </text:p>
          <text:list>
            <text:list-item>
              <text:p text:style-name="P29">Mettre à jour le A avec un @ (@ = vide) pour le faire pointer sur notre serveur </text:p>
            </text:list-item>
          </text:list>
        </text:list-item>
        <text:list-item>
          <text:p text:style-name="P11">Entrer l'adresse IP de notre serveur </text:p>
        </text:list-item>
      </text:list>
      <text:p text:style-name="Text_20_body">Types d'enregistrement : A, AAAA, Cname, MX, NS</text:p>
      <text:h text:style-name="Heading_20_2" text:outline-level="2"><text:bookmark text:name="user-content-créer-des-sous-domaines"/>Créer des sous-domaines</text:h>
      <text:p text:style-name="Text_20_body">Sur le site Gandi, dans "Domaines/Enregistrement DNS", dans le fichier de zone, cliquer sur Editer et entrer :</text:p>
      <text:list xml:id="list1182027302" text:style-name="L9">
        <text:list-item>
          <text:p text:style-name="P30"><text:span text:style-name="T2">ana</text:span>1800 IN A 163.172.191.63 </text:p>
          <text:list>
            <text:list-item>
              <text:p text:style-name="P30">le lien sera <text:span text:style-name="T2">ana</text:span>.coffee-break.pw </text:p>
            </text:list-item>
          </text:list>
        </text:list-item>
        <text:list-item>
          <text:p text:style-name="P12">enregistrer </text:p>
        </text:list-item>
      </text:list>
      <text:p text:style-name="Text_20_body">Sur le site Gandi, utiliser l'interface avec "ajouter"</text:p>
      <text:h text:style-name="Heading_20_2" text:outline-level="2"><text:bookmark text:name="user-content-créer-un-virtualhost"/>Créer un VirtualHost</text:h>
      <text:list xml:id="list255524158" text:style-name="L10">
        <text:list-item>
          <text:p text:style-name="P31">Ouvrir un Bash </text:p>
        </text:list-item>
        <text:list-item>
          <text:p text:style-name="P31">Entrer dans le répertoire /etc/apache2/sites-available </text:p>
        </text:list-item>
        <text:list-item>
          <text:p text:style-name="P31"><text:soft-page-break/>Copier le fichier "000-default.conf" en lui donnant le nom "<text:span text:style-name="T2">ana</text:span>.conf" : <text:span text:style-name="Strong_20_Emphasis">cp 000-default.conf </text:span><text:span text:style-name="Strong_20_Emphasis"><text:span text:style-name="T2">ana</text:span></text:span><text:span text:style-name="Strong_20_Emphasis">.conf</text:span> </text:p>
        </text:list-item>
        <text:list-item>
          <text:p text:style-name="P31">Entrer dans le fichier "<text:span text:style-name="T2">ana</text:span>.conf" et le mettre à jour : </text:p>
          <text:list>
            <text:list-item>
              <text:p text:style-name="P31">ServerAdmin webmaster@localhost (adresse pour envoyer les emails d'erreurs) </text:p>
            </text:list-item>
            <text:list-item>
              <text:p text:style-name="P31">ServerName <text:span text:style-name="T2">ana</text:span>.coffee-break.pw (lien du site) </text:p>
            </text:list-item>
            <text:list-item>
              <text:p text:style-name="P31">DocumentRoot /var/www/html/<text:span text:style-name="T2">ana</text:span>/<text:span text:style-name="T2">server_ana_machine</text:span> (dossier où trouver le site sur le serveur) </text:p>
            </text:list-item>
            <text:list-item>
              <text:p text:style-name="P31">DirectoryIndex <text:span text:style-name="T2">machineACafe</text:span>.php (indiquer le fichier "index" à ouvrir) </text:p>
            </text:list-item>
          </text:list>
        </text:list-item>
        <text:list-item>
          <text:p text:style-name="P31">Activer le site : <text:span text:style-name="Strong_20_Emphasis">a2ensite </text:span><text:span text:style-name="Strong_20_Emphasis"><text:span text:style-name="T2">ana</text:span></text:span></text:p>
        </text:list-item>
        <text:list-item>
          <text:p text:style-name="P13">Relancer Apache : <text:span text:style-name="Strong_20_Emphasis">systemctl reload apache2</text:span> </text:p>
        </text:list-item>
      </text:list>
      <text:p text:style-name="Text_20_body">Visualisation du fichier <text:span text:style-name="T2">ana</text:span>.conf</text:p>
      <text:p text:style-name="Preformatted_20_Text"><text:span text:style-name="Source_20_Text">&lt;VirtualHost *:80&gt;</text:span></text:p>
      <text:p text:style-name="Preformatted_20_Text"><text:span text:style-name="Source_20_Text"><text:s text:c="8"/># The ServerName directive sets the request scheme, hostname and port that</text:span></text:p>
      <text:p text:style-name="Preformatted_20_Text"><text:span text:style-name="Source_20_Text"><text:s text:c="8"/># the server uses to identify itself. This is used when creating</text:span></text:p>
      <text:p text:style-name="Preformatted_20_Text"><text:span text:style-name="Source_20_Text"><text:s text:c="8"/># redirection URLs. In the context of virtual hosts, the ServerName</text:span></text:p>
      <text:p text:style-name="Preformatted_20_Text"><text:span text:style-name="Source_20_Text"><text:s text:c="8"/># specifies what hostname must appear in the request's Host: header to</text:span></text:p>
      <text:p text:style-name="Preformatted_20_Text"><text:span text:style-name="Source_20_Text"><text:s text:c="8"/># match this virtual host. For the default virtual host (this file) this</text:span></text:p>
      <text:p text:style-name="Preformatted_20_Text"><text:span text:style-name="Source_20_Text"><text:s text:c="8"/># value is not decisive as it is used as a last resort host regardless.</text:span></text:p>
      <text:p text:style-name="Preformatted_20_Text"><text:span text:style-name="Source_20_Text"><text:s text:c="8"/># However, you must set it for any further virtual host explicitly.</text:span></text:p>
      <text:p text:style-name="Preformatted_20_Text"><text:span text:style-name="Source_20_Text"><text:s text:c="8"/>#ServerName www.example.com</text:span></text:p>
      <text:p text:style-name="Preformatted_20_Text"/>
      <text:p text:style-name="Preformatted_20_Text"><text:span text:style-name="Source_20_Text"><text:s text:c="8"/>ServerAdmin webmaster@localhost</text:span></text:p>
      <text:p text:style-name="Preformatted_20_Text"><text:span text:style-name="Source_20_Text"><text:s text:c="8"/>ServerName marion.coffee-break.pw</text:span></text:p>
      <text:p text:style-name="Preformatted_20_Text"><text:span text:style-name="Source_20_Text"><text:s text:c="8"/>DocumentRoot /var/www/html/marion/PHP_MachineCafe</text:span></text:p>
      <text:p text:style-name="Preformatted_20_Text"><text:span text:style-name="Source_20_Text"><text:s text:c="16"/>DirectoryIndex machineCafe.php</text:span></text:p>
      <text:p text:style-name="Preformatted_20_Text"/>
      <text:p text:style-name="Preformatted_20_Text"><text:span text:style-name="Source_20_Text"><text:s text:c="8"/># Available loglevels: trace8, ..., trace1, debug, info, notice, warn,</text:span></text:p>
      <text:p text:style-name="Preformatted_20_Text"><text:span text:style-name="Source_20_Text"><text:s text:c="8"/># error, crit, alert, emerg.</text:span></text:p>
      <text:p text:style-name="Preformatted_20_Text"><text:span text:style-name="Source_20_Text"><text:s text:c="8"/># It is also possible to configure the loglevel for particular</text:span></text:p>
      <text:p text:style-name="Preformatted_20_Text"><text:span text:style-name="Source_20_Text"><text:s text:c="8"/># modules, e.g.</text:span></text:p>
      <text:p text:style-name="Preformatted_20_Text"><text:span text:style-name="Source_20_Text"><text:s text:c="8"/>#LogLevel info ssl:warn</text:span></text:p>
      <text:p text:style-name="Preformatted_20_Text"/>
      <text:p text:style-name="Preformatted_20_Text"><text:span text:style-name="Source_20_Text"><text:s text:c="8"/>ErrorLog ${APACHE_LOG_DIR}/error.log</text:span></text:p>
      <text:p text:style-name="Preformatted_20_Text"><text:span text:style-name="Source_20_Text"><text:s text:c="8"/>CustomLog ${APACHE_LOG_DIR}/access.log combined</text:span></text:p>
      <text:p text:style-name="Preformatted_20_Text"/>
      <text:p text:style-name="Preformatted_20_Text"><text:span text:style-name="Source_20_Text"><text:s text:c="8"/># For most configuration files from conf-available/, which are</text:span></text:p>
      <text:p text:style-name="Preformatted_20_Text"><text:span text:style-name="Source_20_Text"><text:s text:c="8"/># enabled or disabled at a global level, it is possible to</text:span></text:p>
      <text:p text:style-name="Preformatted_20_Text"><text:span text:style-name="Source_20_Text"><text:s text:c="8"/># include a line for only one particular virtual host. For example the</text:span></text:p>
      <text:p text:style-name="Preformatted_20_Text"><text:span text:style-name="Source_20_Text"><text:s text:c="8"/># following line enables the CGI configuration for this host only</text:span></text:p>
      <text:p text:style-name="Preformatted_20_Text"><text:span text:style-name="Source_20_Text"><text:s text:c="8"/># after it has been globally disabled with "a2disconf".</text:span></text:p>
      <text:p text:style-name="Preformatted_20_Text"><text:span text:style-name="Source_20_Text"><text:s text:c="8"/>#Include conf-available/serve-cgi-bin.conf</text:span></text:p>
      <text:p text:style-name="Preformatted_20_Text"><text:span text:style-name="Source_20_Text">&lt;/VirtualHost&gt;</text:span></text:p>
      <text:p text:style-name="Preformatted_20_Text"/>
      <text:p text:style-name="P1"><text:span text:style-name="Source_20_Text"># vim: syntax=apache ts=4 sw=4 sts=4 sr noet</text:span></text:p>
      <text:p text:style-name="Text_20_body"><text:a xlink:type="simple" xlink:href="https://debian-facile.org/doc:reseau:apache2:multisite" text:style-name="Internet_20_link" text:visited-style-name="Visited_20_Internet_20_Link">Ressource Site Debian Facile</text:a></text:p>
      <text:h text:style-name="Heading_20_1" text:outline-level="1"><text:bookmark text:name="user-content-mettre-en-ligne-un-projet-laravel"/>Mettre en ligne un projet Laravel</text:h>
      <text:h text:style-name="Heading_20_2" text:outline-level="2"><text:bookmark text:name="user-content-cloner-le-projet-sur-le-serveur"/>Cloner le projet sur le serveur</text:h>
      <text:p text:style-name="Text_20_body">Une fois le projet cloné sur le serveur (git clone) :</text:p>
      <text:p text:style-name="Text_20_body"><text:soft-page-break/>Installer Composer dans le répertoire du projet :</text:p>
      <text:p text:style-name="Preformatted_20_Text"><text:span text:style-name="Source_20_Text">apt-get update</text:span></text:p>
      <text:p text:style-name="P1"><text:span text:style-name="Source_20_Text">apt-get install composer</text:span></text:p>
      <text:p text:style-name="Text_20_body">Installer les dépendances nécessaires :</text:p>
      <text:p text:style-name="P1"><text:span text:style-name="Source_20_Text">composer install</text:span></text:p>
      <text:p text:style-name="Text_20_body">Copier le fichier ".env.example" et le renommer :</text:p>
      <text:p text:style-name="P1"><text:span text:style-name="Source_20_Text">cp .env.example .env</text:span></text:p>
      <text:p text:style-name="Text_20_body">Générer la clé :</text:p>
      <text:p text:style-name="P1"><text:span text:style-name="Source_20_Text">php artisan key:generate </text:span></text:p>
      <text:p text:style-name="Text_20_body">Mettre à jour le fichier .env :</text:p>
      <text:p text:style-name="Preformatted_20_Text"><text:span text:style-name="Source_20_Text">nano .env</text:span></text:p>
      <text:p text:style-name="Preformatted_20_Text"><text:span text:style-name="Source_20_Text">// mettre à jour les informations suivantes par exemple :</text:span></text:p>
      <text:p text:style-name="Preformatted_20_Text"><text:span text:style-name="Source_20_Text">DB_DATABASE=nom BDD</text:span></text:p>
      <text:p text:style-name="Preformatted_20_Text"><text:span text:style-name="Source_20_Text">DB_USERNAME=login</text:span></text:p>
      <text:p text:style-name="P1"><text:span text:style-name="Source_20_Text">DB_PASSWORD=mdp</text:span></text:p>
      <text:h text:style-name="Heading_20_2" text:outline-level="2"><text:bookmark text:name="user-content-donner-les-droits-à-apache"/>Donner les droits à Apache</text:h>
      <text:p text:style-name="Text_20_body">Il faut donner les droits à Apache sur le dossier Storage du projet Laravel. Se rendre sur le <text:span text:style-name="Strong_20_Emphasis">projet Laravel</text:span> puis :</text:p>
      <text:p text:style-name="P1"><text:span text:style-name="Source_20_Text">chown -R www-data:www-data storage/</text:span></text:p>
      <text:p text:style-name="Text_20_body">Pour vérifier que l'utilisateur "www-data" (apache) posséde bien le dossier Storage :</text:p>
      <text:p text:style-name="Preformatted_20_Text"><text:span text:style-name="Source_20_Text">ls -l storage/</text:span></text:p>
      <text:p text:style-name="Preformatted_20_Text"/>
      <text:p text:style-name="Preformatted_20_Text"><text:span text:style-name="Source_20_Text">// Il doit retourner par exemple </text:span></text:p>
      <text:p text:style-name="Preformatted_20_Text"><text:span text:style-name="Source_20_Text">drwxr-xr-x 3 www-data www-data 4096 Jan 30 09:25 app</text:span></text:p>
      <text:p text:style-name="Preformatted_20_Text"><text:span text:style-name="Source_20_Text">drwxr-xr-x 2 www-data www-data 4096 Jan 30 09:25 debugbar</text:span></text:p>
      <text:p text:style-name="Preformatted_20_Text"><text:span text:style-name="Source_20_Text">drwxr-xr-x 6 www-data www-data 4096 Jan 30 09:25 framework</text:span></text:p>
      <text:p text:style-name="P1"><text:span text:style-name="Source_20_Text">drwxr-xr-x 2 www-data www-data 4096 Jan 30 11:17 logs</text:span></text:p>
      <text:p text:style-name="Text_20_body"><text:span text:style-name="Emphasis">-R permet d'appliquer la récursivité, c'est à dire, que tous les sous-dossiers de Storage auront la modification</text:span></text:p>
      <text:h text:style-name="Heading_20_2" text:outline-level="2"><text:bookmark text:name="user-content-activer-le-mod_rewrite"/>Activer le "mod_rewrite"</text:h>
      <text:p text:style-name="Text_20_body">Vérifier la présence du fichier "mod_rewrite.so", qui est normalement pré-installé avec Apache</text:p>
      <text:p text:style-name="P1"><text:span text:style-name="Source_20_Text">ls -l /usr/lib/apache2/modules/</text:span></text:p>
      <text:p text:style-name="Text_20_body"><text:span text:style-name="Emphasis">Si on retrouve dans la liste le fichier c'est qu'il est bien pré-installé</text:span></text:p>
      <text:p text:style-name="Text_20_body">Créer un lien logique entre ce module et les fichiers de modules que comprend Apache</text:p>
      <text:p text:style-name="Preformatted_20_Text"><text:span text:style-name="Source_20_Text">cd /etc/apache2/mods-available</text:span></text:p>
      <text:p text:style-name="P1"><text:span text:style-name="Source_20_Text">sudo a2enmod rewrite</text:span></text:p>
      <text:p text:style-name="Text_20_body"><text:soft-page-break/>Ouvrir le fichier apache2.conf</text:p>
      <text:p text:style-name="P1"><text:span text:style-name="Source_20_Text">sudo nano /etc/apache2/apache2.conf</text:span></text:p>
      <text:p text:style-name="Text_20_body">Rajouter à la fin du fichier le code suivant pour s'assurer que le module sera bien actvité</text:p>
      <text:p text:style-name="Preformatted_20_Text"><text:span text:style-name="Source_20_Text">&lt;ifModule mod_rewrite.c&gt;</text:span></text:p>
      <text:p text:style-name="Preformatted_20_Text"><text:span text:style-name="Source_20_Text">RewriteEngine On</text:span></text:p>
      <text:p text:style-name="P1"><text:span text:style-name="Source_20_Text">&lt;/ifModule&gt;</text:span></text:p>
      <text:p text:style-name="Text_20_body">Redémarrer le serveur Apache</text:p>
      <text:p text:style-name="P1"><text:span text:style-name="Source_20_Text">systemctl reload apache2</text:span></text:p>
      <text:h text:style-name="Heading_20_2" text:outline-level="2"><text:bookmark text:name="user-content-paramètrer-le-virtualhost"/>Paramètrer le VirtualHost</text:h>
      <text:p text:style-name="Text_20_body">Ajouter le code suivant pour que le fichier .htaccess (présent dans le projet Laravel) soit prioritaire par rapport aux configurations du VirtualHost. Permettant ainsi à Laravel d'activer les routes.</text:p>
      <text:p text:style-name="Text_20_body">Ajouter à la fin du fichier marion-laravel.conf (/etc/apache2/sites-availables/) :</text:p>
      <text:p text:style-name="Preformatted_20_Text"><text:span text:style-name="Source_20_Text">&lt;Directory /var/www/&gt;</text:span></text:p>
      <text:p text:style-name="Preformatted_20_Text"><text:span text:style-name="Source_20_Text"><text:s text:c="8"/>Options Indexes FollowSymLinks</text:span></text:p>
      <text:p text:style-name="Preformatted_20_Text"><text:span text:style-name="Source_20_Text"><text:s text:c="8"/>AllowOverride All</text:span></text:p>
      <text:p text:style-name="Preformatted_20_Text"><text:span text:style-name="Source_20_Text"><text:s text:c="8"/>Require all granted</text:span></text:p>
      <text:p text:style-name="P1"><text:span text:style-name="Source_20_Text">&lt;/Directory&gt;</text:span></text:p>
      <text:p text:style-name="Text_20_body">A noter, les configurations pour pointer vers la bonne page sont :</text:p>
      <text:p text:style-name="Preformatted_20_Text"><text:span text:style-name="Source_20_Text">ServerName </text:span><text:span text:style-name="Source_20_Text"><text:span text:style-name="T2">ana</text:span></text:span><text:span text:style-name="Source_20_Text">-laravel.coffee-break.pw</text:span></text:p>
      <text:p text:style-name="Preformatted_20_Text"><text:span text:style-name="Source_20_Text">DocumentRoot /var/www/html/</text:span><text:span text:style-name="Source_20_Text"><text:span text:style-name="T2">Blog-Laravel</text:span></text:span><text:span text:style-name="Source_20_Text">/public</text:span></text:p>
      <text:p text:style-name="P1"><text:span text:style-name="Source_20_Text"><text:s text:c="4"/>DirectoryIndex index.php</text:span></text:p>
      <text:p text:style-name="Text_20_body">Relancer le serveur Apache</text:p>
      <text:p text:style-name="P1"><text:span text:style-name="Source_20_Text">systemctl reload apache2</text:span></text:p>
      <text:h text:style-name="Heading_20_2" text:outline-level="2"><text:bookmark text:name="user-content-supprimer-la-debugbar-du-site-en-ligne"/>Supprimer la debugbar du site en ligne</text:h>
      <text:p text:style-name="Text_20_body">Dans le fichier ".env" du projet, indiquer "false" :</text:p>
      <text:p text:style-name="P1"><text:span text:style-name="Source_20_Text">APP_DEBUG=false</text:span></text:p>
      <text:h text:style-name="Heading_20_1" text:outline-level="1"><text:bookmark text:name="user-content-chiffrer-un-site-avec-https"/>Chiffrer un site avec HTTPS</text:h>
      <text:p text:style-name="Text_20_body"><text:span text:style-name="Strong_20_Emphasis">Avec Apache et Debian 9</text:span></text:p>
      <text:p text:style-name="Text_20_body"><text:a xlink:type="simple" xlink:href="https://certbot.eff.org/#debianstretch-apache" text:style-name="Internet_20_link" text:visited-style-name="Visited_20_Internet_20_Link">Ressource</text:a></text:p>
      <text:p text:style-name="Text_20_body">Dans la racine du serveur (entrer "cd"), installer le package Certbot :</text:p>
      <text:p text:style-name="P1"><text:span text:style-name="Source_20_Text">sudo apt-get install python-certbot-apache -t stretch-backports</text:span></text:p>
      <text:p text:style-name="Text_20_body">Lancer la commande :</text:p>
      <text:p text:style-name="P1"><text:span text:style-name="Source_20_Text">sudo certbot --authenticator webroot --installer apache</text:span></text:p>
      <text:p text:style-name="Text_20_body"><text:soft-page-break/>Puis ci-dessous les réponses à apporter aux différentes questions posées</text:p>
      <text:list xml:id="list1064944072" text:style-name="L11">
        <text:list-item>
          <text:p text:style-name="P14">Entrer un email </text:p>
        </text:list-item>
      </text:list>
      <text:p text:style-name="Preformatted_20_Text"><text:span text:style-name="Source_20_Text">Enter email address (used for urgent renewal and security notices) (Enter 'c' to</text:span></text:p>
      <text:p text:style-name="P1"><text:span text:style-name="Source_20_Text">cancel): </text:span><text:span text:style-name="Source_20_Text"><text:span text:style-name="T2">ana-maria.olmo</text:span></text:span><text:span text:style-name="Source_20_Text">@campus-numerique-in-the-alps.com</text:span></text:p>
      <text:list xml:id="list2727253873" text:style-name="L12">
        <text:list-item>
          <text:p text:style-name="P15">Lecture des conditions : répondre "a" </text:p>
        </text:list-item>
      </text:list>
      <text:p text:style-name="Preformatted_20_Text"><text:span text:style-name="Source_20_Text">Please read the Terms of Service at</text:span></text:p>
      <text:p text:style-name="Preformatted_20_Text"><text:span text:style-name="Source_20_Text">https://letsencrypt.org/documents/LE-SA-v1.2-November-15-2017.pdf. You must</text:span></text:p>
      <text:p text:style-name="Preformatted_20_Text"><text:span text:style-name="Source_20_Text">agree in order to register with the ACME server at</text:span></text:p>
      <text:p text:style-name="Preformatted_20_Text"><text:span text:style-name="Source_20_Text">https://acme-v01.api.letsencrypt.org/directory</text:span></text:p>
      <text:p text:style-name="Preformatted_20_Text"><text:span text:style-name="Source_20_Text">-------------------------------------------------------------------------------</text:span></text:p>
      <text:p text:style-name="P1"><text:span text:style-name="Source_20_Text">(A)gree/(C)ancel: a</text:span></text:p>
      <text:list xml:id="list2979363647" text:style-name="L13">
        <text:list-item>
          <text:p text:style-name="P16">Partager notre email avec des partenaires de Certbot : répondre "n" </text:p>
        </text:list-item>
      </text:list>
      <text:p text:style-name="Preformatted_20_Text"><text:span text:style-name="Source_20_Text">Would you be willing to share your email address with the Electronic Frontier</text:span></text:p>
      <text:p text:style-name="Preformatted_20_Text"><text:span text:style-name="Source_20_Text">Foundation, a founding partner of the Let's Encrypt project and the non-profit</text:span></text:p>
      <text:p text:style-name="Preformatted_20_Text"><text:span text:style-name="Source_20_Text">organization that develops Certbot? We'd like to send you email about EFF and</text:span></text:p>
      <text:p text:style-name="Preformatted_20_Text"><text:span text:style-name="Source_20_Text">our work to encrypt the web, protect its users and defend digital rights.</text:span></text:p>
      <text:p text:style-name="Preformatted_20_Text"><text:span text:style-name="Source_20_Text">-------------------------------------------------------------------------------</text:span></text:p>
      <text:p text:style-name="P1"><text:span text:style-name="Source_20_Text">(Y)es/(N)o: n</text:span></text:p>
      <text:list xml:id="list962086026" text:style-name="L14">
        <text:list-item>
          <text:p text:style-name="P17">Choisir le site concerné par son numéro : dans ce cas répondre "3" </text:p>
        </text:list-item>
      </text:list>
      <text:p text:style-name="Preformatted_20_Text"><text:span text:style-name="Source_20_Text">Which names would you like to activate HTTPS for?</text:span></text:p>
      <text:p text:style-name="Preformatted_20_Text"><text:span text:style-name="Source_20_Text">-------------------------------------------------------------------------------</text:span></text:p>
      <text:p text:style-name="Preformatted_20_Text"><text:span text:style-name="Source_20_Text">1: ana.coffee-break.pw</text:span></text:p>
      <text:p text:style-name="P2"><text:span text:style-name="Source_20_Text"><text:span text:style-name="T2">2 :ana-laravel.coffee-break.pw</text:span></text:span></text:p>
      <text:p text:style-name="Preformatted_20_Text"><text:span text:style-name="Source_20_Text">2: marion.coffee-break.pw</text:span></text:p>
      <text:p text:style-name="Preformatted_20_Text"><text:span text:style-name="Source_20_Text">3: marion-laravel.coffee-break.pw</text:span></text:p>
      <text:p text:style-name="Preformatted_20_Text"><text:span text:style-name="Source_20_Text">4: seb.coffee-break.pw</text:span></text:p>
      <text:p text:style-name="Preformatted_20_Text"><text:span text:style-name="Source_20_Text">5: sergio.coffee-break.pw</text:span></text:p>
      <text:p text:style-name="Preformatted_20_Text"><text:span text:style-name="Source_20_Text">6: sergio-laravel.coffee-break.pw</text:span></text:p>
      <text:p text:style-name="Preformatted_20_Text"><text:span text:style-name="Source_20_Text">-------------------------------------------------------------------------------</text:span></text:p>
      <text:p text:style-name="Preformatted_20_Text"><text:span text:style-name="Source_20_Text">Select the appropriate numbers separated by commas and/or spaces, or leave input</text:span></text:p>
      <text:p text:style-name="P1"><text:span text:style-name="Source_20_Text">blank to select all options shown (Enter 'c' to cancel): 3</text:span></text:p>
      <text:list xml:id="list1474444729" text:style-name="L15">
        <text:list-item>
          <text:p text:style-name="P18">Confirmer le choix : répondre 1 </text:p>
        </text:list-item>
      </text:list>
      <text:p text:style-name="Preformatted_20_Text"><text:span text:style-name="Source_20_Text">Select the webroot for </text:span><text:span text:style-name="Source_20_Text"><text:span text:style-name="T2">ana</text:span></text:span><text:span text:style-name="Source_20_Text">-laravel.coffee-break.pw:</text:span></text:p>
      <text:p text:style-name="Preformatted_20_Text"><text:span text:style-name="Source_20_Text">-------------------------------------------------------------------------------</text:span></text:p>
      <text:p text:style-name="Preformatted_20_Text"><text:span text:style-name="Source_20_Text">1: Enter a new webroot</text:span></text:p>
      <text:p text:style-name="Preformatted_20_Text"><text:span text:style-name="Source_20_Text">-------------------------------------------------------------------------------</text:span></text:p>
      <text:p text:style-name="P1"><text:span text:style-name="Source_20_Text">Press 1 [enter] to confirm the selection (press 'c' to cancel): 1</text:span></text:p>
      <text:list xml:id="list1428113320" text:style-name="L16">
        <text:list-item>
          <text:p text:style-name="P19">Entrer le chemin vers l'index de notre site : </text:p>
        </text:list-item>
      </text:list>
      <text:p text:style-name="P1"><text:span text:style-name="Source_20_Text">Input the webroot for </text:span><text:span text:style-name="Source_20_Text"><text:span text:style-name="T2">ana</text:span></text:span><text:span text:style-name="Source_20_Text">-laravel.coffee-break.pw: (Enter 'c' to cancel): /var/www/html/</text:span><text:span text:style-name="Source_20_Text"><text:span text:style-name="T2">ana</text:span></text:span><text:span text:style-name="Source_20_Text">/</text:span><text:span text:style-name="Source_20_Text"><text:span text:style-name="T2">Blog-Laravel</text:span></text:span><text:span text:style-name="Source_20_Text">/public/</text:span></text:p>
      <text:list xml:id="list3672903465" text:style-name="L17">
        <text:list-item>
          <text:p text:style-name="P20">Choisir la redirection, c'est-à-dire que les visiteurs entrant "http" seront redirigés vers "https" </text:p>
        </text:list-item>
      </text:list>
      <text:p text:style-name="Preformatted_20_Text"><text:span text:style-name="Source_20_Text">Please choose whether or not to redirect HTTP traffic to HTTPS, removing HTTP access.</text:span></text:p>
      <text:p text:style-name="Preformatted_20_Text"><text:span text:style-name="Source_20_Text">-------------------------------------------------------------------------------</text:span></text:p>
      <text:p text:style-name="Preformatted_20_Text"><text:span text:style-name="Source_20_Text">1: No redirect - Make no further changes to the webserver configuration.</text:span></text:p>
      <text:p text:style-name="Preformatted_20_Text"><text:span text:style-name="Source_20_Text">2: Redirect - Make all requests redirect to secure HTTPS access. Choose this for</text:span></text:p>
      <text:p text:style-name="Preformatted_20_Text"><text:span text:style-name="Source_20_Text">new sites, or if you're confident your site works on HTTPS. You can undo this</text:span></text:p>
      <text:p text:style-name="Preformatted_20_Text"><text:span text:style-name="Source_20_Text">change by editing your web server's configuration.</text:span></text:p>
      <text:p text:style-name="Preformatted_20_Text"><text:soft-page-break/><text:span text:style-name="Source_20_Text">-------------------------------------------------------------------------------</text:span></text:p>
      <text:p text:style-name="P1"><text:span text:style-name="Source_20_Text">Select the appropriate number [1-2] then [enter] (press 'c' to cancel): 2</text:span></text:p>
      <text:p text:style-name="Text_20_body">Message de félicitations :-)</text:p>
      <text:p text:style-name="Text_20_body"><office:annotation><dc:date>2018-01-29T16:45:37.2710000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45:29.323000000</meta:creation-date>
    <dc:date>2018-01-31T16:44:25.545000000</dc:date>
    <meta:editing-duration>PT13M16S</meta:editing-duration>
    <meta:editing-cycles>3</meta:editing-cycles>
    <meta:generator>LibreOffice/5.4.1.2$Windows_X86_64 LibreOffice_project/ea7cb86e6eeb2bf3a5af73a8f7777ac570321527</meta:generator>
    <meta:document-statistic meta:table-count="0" meta:image-count="0" meta:object-count="0" meta:page-count="6" meta:paragraph-count="184" meta:word-count="1273" meta:character-count="9192" meta:non-whitespace-character-count="7871"/>
  </office:meta>
</office:document-meta>
</file>